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ru@alexandru-HP-ProBook-430-G4:~$ service --status-all</text:p>
      <text:p text:style-name="Standard"><text:s/>[ + ] <text:s/>acpid</text:p>
      <text:p text:style-name="Standard"><text:s/>[ - ] <text:s/>alsa-utils</text:p>
      <text:p text:style-name="Standard"><text:s/>[ - ] <text:s/>anacron</text:p>
      <text:p text:style-name="Standard"><text:s/>[ + ] <text:s/>apparmor</text:p>
      <text:p text:style-name="Standard"><text:s/>[ + ] <text:s/>apport</text:p>
      <text:p text:style-name="Standard"><text:s/>[ + ] <text:s/>avahi-daemon</text:p>
      <text:p text:style-name="Standard"><text:s/>[ + ] <text:s/>binfmt-support</text:p>
      <text:p text:style-name="Standard"><text:s/>[ + ] <text:s/>bluetooth</text:p>
      <text:p text:style-name="Standard"><text:s/>[ - ] <text:s/>console-setup.sh</text:p>
      <text:p text:style-name="Standard"><text:s/>[ + ] <text:s/>cron</text:p>
      <text:p text:style-name="Standard"><text:s/>[ + ] <text:s/>cups</text:p>
      <text:p text:style-name="Standard"><text:s/>[ + ] <text:s/>cups-browsed</text:p>
      <text:p text:style-name="Standard"><text:s/>[ + ] <text:s/>dbus</text:p>
      <text:p text:style-name="Standard"><text:s/>[ - ] <text:s/>dns-clean</text:p>
      <text:p text:style-name="Standard"><text:s/>[ + ] <text:s/>gdm3</text:p>
      <text:p text:style-name="Standard"><text:s/>[ + ] <text:s/>grub-common</text:p>
      <text:p text:style-name="Standard"><text:s/>[ - ] <text:s/>hwclock.sh</text:p>
      <text:p text:style-name="Standard"><text:s/>[ + ] <text:s/>irqbalance</text:p>
      <text:p text:style-name="Standard"><text:s/>[ + ] <text:s/>kerneloops</text:p>
      <text:p text:style-name="Standard"><text:s/>[ - ] <text:s/>keyboard-setup.sh</text:p>
      <text:p text:style-name="Standard"><text:s/>[ + ] <text:s/>kmod</text:p>
      <text:p text:style-name="Standard"><text:s/>[ + ] <text:s/>network-manager</text:p>
      <text:p text:style-name="Standard"><text:s/>[ + ] <text:s/>networking</text:p>
      <text:p text:style-name="Standard"><text:s/>[ - ] <text:s/>plymouth</text:p>
      <text:p text:style-name="Standard"><text:s/>[ - ] <text:s/>plymouth-log</text:p>
      <text:p text:style-name="Standard"><text:s/>[ - ] <text:s/>pppd-dns</text:p>
      <text:p text:style-name="Standard"><text:s/>[ + ] <text:s/>procps</text:p>
      <text:p text:style-name="Standard"><text:s/>[ - ] <text:s/>rsync</text:p>
      <text:p text:style-name="Standard"><text:s/>[ + ] <text:s/>rsyslog</text:p>
      <text:p text:style-name="Standard"><text:s/>[ - ] <text:s/>saned</text:p>
      <text:p text:style-name="Standard"><text:s/>[ + ] <text:s/>speech-dispatcher</text:p>
      <text:p text:style-name="Standard"><text:s/>[ - ] <text:s/>spice-vdagent</text:p>
      <text:p text:style-name="Standard"><text:s/>[ + ] <text:s/>udev</text:p>
      <text:p text:style-name="Standard"><text:s/>[ + ] <text:s/>ufw</text:p>
      <text:p text:style-name="Standard"><text:s/>[ + ] <text:s/>unattended-upgrades</text:p>
      <text:p text:style-name="Standard"><text:s/>[ - ] <text:s/>uuidd</text:p>
      <text:p text:style-name="Standard"><text:s/>[ + ] <text:s/>whoopsie</text:p>
      <text:p text:style-name="Standard"><text:s/>[ - ] <text:s/>x11-comm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57:18.586481686</meta:creation-date>
    <dc:date>2019-12-04T17:57:46.670485751</dc:date>
    <meta:editing-duration>PT28S</meta:editing-duration>
    <meta:editing-cycles>1</meta:editing-cycles>
    <meta:document-statistic meta:table-count="0" meta:image-count="0" meta:object-count="0" meta:page-count="1" meta:paragraph-count="39" meta:word-count="156" meta:character-count="706" meta:non-whitespace-character-count="514"/>
    <meta:generator>LibreOffice/6.0.7.3$Linux_X86_64 LibreOffice_project/00m0$Build-3</meta:generator>
  </office:meta>
</office:document-meta>
</file>